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paragraph-properties fo:text-align="center"/>
      <style:text-properties fo:language="en" fo:country="US"/>
    </style:style>
  </office:automatic-styles>
  <office:body>
    <office:text text:use-soft-page-breaks="true">
      <text:p text:style-name="P1">El Chamaa Omar</text:p>
      <text:p text:style-name="P2">S3-I<text:s/></text:p>
      <text:p text:style-name="P3">Dev Web Tp2</text:p>
      <text:p text:style-name="Normal">Mon site comportera une page accueil, avec tous les évènements à venir (photo + titre), un header avec le logo et des liens vers les réseaux sociaux.</text:p>
      <text:p text:style-name="Normal">J’ai aussi ajoute une barre de navigation qui<text:s/>redirige vers l’accueil ou une page de création d’annonces.</text:p>
      <text:p text:style-name="Normal">Quand l’utilisateur clique sur un événement, il sera redirigé vers une page dédiée a cet événement.</text:p>
      <text:p text:style-name="Normal">On trouvera aussi un footer avec les infos pour les contacts, mentions légales, etc…</text:p>
      <text:p text:style-name="Normal">Cote administrateur, j’aurais une page qui demande un pseudo + mot de passe pour vérifier les droits.</text:p>
      <text:p text:style-name="Normal">J’attends encore<text:s/>la base de données pour vérifier les droits de l’admin.</text:p>
      <text:p text:style-name="Normal">Quand tout cela est vérifier, il sera redirigé vers la page de création.</text:p>
      <text:p text:style-name="Normal">L’administrateur aura une page dédiée pour la création de nouveaux évènements.<text:s/></text:p>
      <text:p text:style-name="Normal">L’implémentation du changement de langage est encore à<text:s/>implemente, je rencontre actuellement encore beaucoup de bug<text:s/></text:p>
      <text:p text:style-name="Normal">Mon site sera donc multipag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mar El Chamaa</meta:initial-creator>
    <dc:creator>Omar El Chamaa</dc:creator>
    <meta:creation-date>2020-03-09T18:28:00Z</meta:creation-date>
    <dc:date>2020-03-16T20:28:00Z</dc:date>
    <meta:template xlink:href="Normal.dotm" xlink:type="simple"/>
    <meta:editing-cycles>5</meta:editing-cycles>
    <meta:editing-duration>PT720S</meta:editing-duration>
    <meta:document-statistic meta:page-count="1" meta:paragraph-count="1" meta:word-count="141" meta:character-count="949" meta:row-count="6" meta:non-whitespace-character-count="809"/>
  </office:meta>
</office:document-meta>
</file>